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1" svg:font-family="Arial, Helvetica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ula4" style:family="table">
      <style:table-properties style:width="16.965cm" fo:margin-left="0.014cm" fo:margin-right="0.019cm" table:align="margins"/>
    </style:style>
    <style:style style:name="Taula4.A" style:family="table-column">
      <style:table-column-properties style:column-width="8.721cm" style:rel-column-width="33689*"/>
    </style:style>
    <style:style style:name="Taula4.B" style:family="table-column">
      <style:table-column-properties style:column-width="8.244cm" style:rel-column-width="31846*"/>
    </style:style>
    <style:style style:name="Taula4.1" style:family="table-row">
      <style:table-row-properties style:min-row-height="1.535cm"/>
    </style:style>
    <style:style style:name="Taula4.A1" style:family="table-cell">
      <style:table-cell-properties style:vertical-align="middle" fo:padding="0.397cm" fo:border="none"/>
    </style:style>
    <style:style style:name="P1" style:family="paragraph" style:parent-style-name="Table_20_Contents">
      <style:text-properties style:font-name="Arial1" fo:font-size="10pt"/>
    </style:style>
    <style:style style:name="P2" style:family="paragraph" style:parent-style-name="Table_20_Contents">
      <style:paragraph-properties fo:margin-top="0cm" fo:margin-bottom="0.499cm"/>
      <style:text-properties style:font-name="Arial" fo:font-size="14pt" style:font-size-asian="14pt" style:font-size-complex="14pt"/>
    </style:style>
    <style:style style:name="P3" style:family="paragraph" style:parent-style-name="Table_20_Contents">
      <style:paragraph-properties fo:margin-top="0cm" fo:margin-bottom="0.199cm"/>
      <style:text-properties style:font-name="Arial1" fo:font-size="10pt"/>
    </style:style>
    <style:style style:name="P4" style:family="paragraph" style:parent-style-name="Table_20_Contents">
      <style:paragraph-properties fo:margin-top="0cm" fo:margin-bottom="0.199cm"/>
      <style:text-properties style:font-name="Arial1" fo:font-size="10pt" fo:font-weight="bold"/>
    </style:style>
    <style:style style:name="P5" style:family="paragraph" style:parent-style-name="Table_20_Contents">
      <style:paragraph-properties fo:margin-top="0cm" fo:margin-bottom="0cm"/>
      <style:text-properties style:font-name="Arial1" fo:font-size="10pt"/>
    </style:style>
    <style:style style:name="P6" style:family="paragraph" style:parent-style-name="Table_20_Contents">
      <style:paragraph-properties fo:margin-top="0cm" fo:margin-bottom="0cm"/>
      <style:text-properties style:font-name="Arial1" fo:font-size="10pt" fo:font-weight="bold"/>
    </style:style>
    <style:style style:name="P7" style:family="paragraph" style:parent-style-name="Table_20_Contents" style:list-style-name="L1">
      <style:paragraph-properties fo:margin-top="0cm" fo:margin-bottom="0.199cm"/>
      <style:text-properties style:font-name="Arial" fo:font-size="10pt" style:font-size-asian="10pt" style:font-size-complex="10pt"/>
    </style:style>
    <style:style style:name="T1" style:family="text">
      <style:text-properties fo:font-weight="bold"/>
    </style:style>
    <style:style style:name="T2" style:family="text">
      <style:text-properties style:font-name="Arial" style:font-size-asian="10pt" style:font-size-complex="10pt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Acta de la reunió del Consell de Direcció de TUBEXSA</text:span> </text:p>
      <text:p text:style-name="P5"><text:span text:style-name="T1">Núm. de la sessió:</text:span> 5</text:p>
      <text:p text:style-name="P5"><text:span text:style-name="T1">Data: </text:span>18 de maig de 2010</text:p>
      <text:p text:style-name="P5"><text:span text:style-name="T1">Horari: </text:span>10.00 h</text:p>
      <text:p text:style-name="P5"><text:span text:style-name="T1">Lloc:</text:span> sala de juntes de TUBEXSA</text:p>
      <text:p text:style-name="P6"/>
      <text:p text:style-name="P6">Hi assisteixen:</text:p>
      <text:p text:style-name="P5">Joan Ramon Juneda i Ramis, president</text:p>
      <text:p text:style-name="P5">Josep Bernabeu i Escals, director executiu</text:p>
      <text:p text:style-name="P5">Maria Sorribes i Garcia, directora de finances</text:p>
      <text:p text:style-name="P5">Miquel Calaf i Serrato, responsable de formació</text:p>
      <text:p text:style-name="P5">Joana Herèdia i Sants, cap de la delegació de Terrassa</text:p>
      <text:p text:style-name="P5">Anna Maria Parra i Santolaya, secretària</text:p>
      <text:p text:style-name="P6"/>
      <text:p text:style-name="P6">S'ha excusat d'assistir-hi:</text:p>
      <text:p text:style-name="P5">Albert Guiber i Cases, director tècnic</text:p>
      <text:p text:style-name="P6"/>
      <text:p text:style-name="P6">Ordre del dia</text:p>
      <text:p text:style-name="P5"><text:span text:style-name="T1">1. </text:span>Lectura i aprovació de l'acta de la reunió anterior</text:p>
      <text:p text:style-name="P5"><text:span text:style-name="T1">2.</text:span> Discussió de la necessitat d'incorporar un enginyer tècnic a la plantilla de la Delegació de Terrassa</text:p>
      <text:p text:style-name="P5"><text:span text:style-name="T1">3.</text:span> Repàs del balanç econòmic i producció del mes d'abril</text:p>
      <text:p text:style-name="P5"><text:span text:style-name="T1">4.</text:span> Torn obert de paraules</text:p>
      <text:p text:style-name="P6"/>
      <text:p text:style-name="P6"/>
      <text:p text:style-name="P4">Desenvolupament de la sessió</text:p>
      <text:p text:style-name="P3">El Sr. Joan Ramon Juneda i Ramis obre la sessió i demana a la secretària que llegeixi l'acta de la sessió anterior.</text:p>
      <text:p text:style-name="P3">Tot seguit intervé per exposar el seu desacord inicial amb la proposta feta el dia 12 de febrer de 2010 per la Sra. Joana Herèdia i Sants, cap de la Delegació de Terrassa.</text:p>
      <text:p text:style-name="P3">La Sra. Maria Sorribes i Garcia intervé a favor del Sr. Juneda, i argumenta que l'empresa no pot assumir el cost addicional d'aquesta contractació.</text:p>
      <text:p text:style-name="P3">La Sra. Herèdia, juntament amb el Sr. Bernabeu, argumenta la necessitat de contractar aquest enginyer am<text:span text:style-name="T2">b les raons següents: </text:span></text:p>
      <text:list xml:id="list42420705" text:style-name="L1">
        <text:list-item>
          <text:p text:style-name="P7">la Delegació de Terrassa és la que ha tingut un creixement més gran i més ràpid, i el volum de producció preveu que ben aviat caldrà construir una nova cadena de muntatge;</text:p>
        </text:list-item>
        <text:list-item>
          <text:p text:style-name="P7">el cost de la contractació no comportaria gaires problemes si es té en compte que recentment s'ha tancat la factoria d'Agramunt i que se n'ha reduït la plantilla.</text:p>
        </text:list-item>
      </text:list>
      <text:p text:style-name="P3"><text:span text:style-name="T2">Després que cada banda</text:span> ha exposat els seus arguments s'ha acordat preparar un informe tècnic sobre les necessitats laborals i les possibilitats econòmiques.</text:p>
      <text:p text:style-name="P3">Tot seguit s'ha reiniciat la sessió, sense la participació de la senyora Herèdia, per tractar del balanç econòmic i de producció del mes d'abril i preveure la viabilitat d'iniciar o no un nou pla de producció en alguna de les delegacions.</text:p>
      <text:p text:style-name="P6"/>
      <text:p text:style-name="P4">Acords</text:p>
      <text:p text:style-name="P3"><text:span text:style-name="T1">1.</text:span> Preparar un informe tècnic sobre les necessitats laborals i les possibilitats econòmiques de contractar un enginyer per a la Delegació de Terrassa.</text:p>
      <text:p text:style-name="P3"><text:span text:style-name="T1">2. </text:span>Aplicar el nou pla de control de producció en la Delegació de Sabadell.</text:p>
      <text:p text:style-name="P5"/>
      <text:p text:style-name="P3">Joan Ramon Juneda i Ramis aixeca la sessió a les 11:00 h de la qual, com a secretària, estenc aquesta acta.</text:p>
      <table:table table:name="Taula4" table:style-name="Taula4">
        <table:table-column table:style-name="Taula4.A"/>
        <table:table-column table:style-name="Taula4.B"/>
        <table:table-row table:style-name="Taula4.1">
          <table:table-cell table:style-name="Taula4.A1" office:value-type="string">
            <text:p text:style-name="P1">La secretària</text:p>
            <text:p text:style-name="P1"/>
          </table:table-cell>
          <table:table-cell table:style-name="Taula4.A1" office:value-type="string">
            <text:p text:style-name="P1">Vist i plau</text:p>
            <text:p text:style-name="P1">El president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, Helvetica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2" style:display-name="Heading 2" style:family="paragraph" style:parent-style-name="Heading" style:next-style-name="Text_20_body" style:class="text" style:default-outline-level="2">
      <style:text-properties style:font-name="Times New Roman" fo:font-size="18pt" fo:font-weight="bold" style:font-name-asian="Arial Unicode MS" style:font-size-asian="18pt" style:font-weight-asian="bold" style:font-name-complex="Tahoma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 Antònia Rossell</meta:initial-creator>
    <meta:creation-date>2009-12-27T22:33:08.10</meta:creation-date>
    <meta:editing-duration>PT00H00M26S</meta:editing-duration>
    <meta:editing-cycles>2</meta:editing-cycles>
    <meta:generator>OpenOffice.org/3.0$Win32 OpenOffice.org_project/300m9$Build-9358</meta:generator>
    <meta:document-statistic meta:table-count="1" meta:image-count="0" meta:object-count="0" meta:page-count="1" meta:paragraph-count="35" meta:word-count="422" meta:character-count="2431"/>
    <dc:date>2009-12-27T22:33:09.93</dc:date>
    <dc:creator>M Antònia Rossell</dc:creator>
    <meta:user-defined meta:name="Informació 1"/>
    <meta:user-defined meta:name="Informació 2"/>
    <meta:user-defined meta:name="Informació 3"/>
    <meta:user-defined meta:name="Informació 4"/>
  </office:meta>
</office:document-meta>
</file>